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368f6" officeooo:paragraph-rsid="000368f6"/>
    </style:style>
    <style:style style:name="P2" style:family="paragraph" style:parent-style-name="Standard">
      <style:text-properties style:text-underline-style="solid" style:text-underline-width="auto" style:text-underline-color="font-color" officeooo:rsid="00049263" officeooo:paragraph-rsid="00049263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561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GINX:</text:p>
      <text:p text:style-name="P1"><text:span text:style-name="T1"/></text:p>
      <text:p text:style-name="P1"><text:span text:style-name="T1">An open source web server. Also a reverse proxy that can redirect IP address</text:span><text:span text:style-name="T2">es</text:span><text:span text:style-name="T1"> if you’re setting up Docker containers. Can distribute traffic to slower upstream servers, it’s faster than apache, has caching web applications.</text:span></text:p>
      <text:p text:style-name="P1"><text:span text:style-name="T1"/></text:p>
      <text:p text:style-name="P2"><text:span text:style-name="T1">Caching grabs the index.html and stores it in the absolute cache path, and returns the value to the us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09:19:46.024667813</meta:creation-date>
    <dc:date>2019-12-03T09:57:00.116372340</dc:date>
    <meta:editing-duration>PT27M4S</meta:editing-duration>
    <meta:editing-cycles>2</meta:editing-cycles>
    <meta:generator>LibreOffice/6.2.8.2$Linux_X86_64 LibreOffice_project/20$Build-2</meta:generator>
    <meta:document-statistic meta:table-count="0" meta:image-count="0" meta:object-count="0" meta:page-count="1" meta:paragraph-count="3" meta:word-count="55" meta:character-count="335" meta:non-whitespace-character-count="283"/>
  </office:meta>
</office:document-meta>
</file>